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10.539cm"/>
    </style:style>
    <style:style style:name="co4" style:family="table-column">
      <style:table-column-properties fo:break-before="auto" style:column-width="4.172cm"/>
    </style:style>
    <style:style style:name="co5" style:family="table-column">
      <style:table-column-properties fo:break-before="auto" style:column-width="8.114cm"/>
    </style:style>
    <style:style style:name="co6" style:family="table-column">
      <style:table-column-properties fo:break-before="auto" style:column-width="7.58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 tableooo:tab-color="#00ff00"/>
    </style:style>
    <style:style style:name="ta2" style:family="table" style:master-page-name="Default">
      <style:table-properties table:display="true" style:writing-mode="lr-tb" tableooo:tab-color="#ff9966"/>
    </style:style>
    <style:style style:name="ta3" style:family="table" style:master-page-name="Default">
      <style:table-properties table:display="true" style:writing-mode="lr-tb" tableooo:tab-color="#ffff00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#ffff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00ff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ff00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table table:name="Vstupy vystupy rozvaděč" table:style-name="ta1" table:print="false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8" office:value-type="string">
            <text:p>SLOT 1</text:p>
          </table:table-cell>
          <table:table-cell table:style-name="ce10" office:value-type="string">
            <text:p>Vstup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00.0</text:p>
          </table:table-cell>
          <table:table-cell office:value-type="string">
            <text:p>FM DOPRAVNÍK P11 O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00.1</text:p>
          </table:table-cell>
          <table:table-cell office:value-type="string">
            <text:p>FM DOPRAVNÍK P1 O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00.2</text:p>
          </table:table-cell>
          <table:table-cell office:value-type="string">
            <text:p>FM DOPRAVNÍK P2 O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00.3</text:p>
          </table:table-cell>
          <table:table-cell office:value-type="string">
            <text:p>OTÁČENÍ P9 O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00.4</text:p>
          </table:table-cell>
          <table:table-cell office:value-type="string">
            <text:p>FM DOPRAVNÍK P3 O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00.5</text:p>
          </table:table-cell>
          <table:table-cell office:value-type="string">
            <text:p>DOPRAVNÍK P4 O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00.6</text:p>
          </table:table-cell>
          <table:table-cell office:value-type="string">
            <text:p>DOPRAVNÍK P5 O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00.7</text:p>
          </table:table-cell>
          <table:table-cell office:value-type="string">
            <text:p>FM DOPRAVNÍK P6 OK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I01.0</text:p>
          </table:table-cell>
          <table:table-cell office:value-type="string">
            <text:p>FM DOPRAVNÍK P7 O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01.1</text:p>
          </table:table-cell>
          <table:table-cell office:value-type="string">
            <text:p>FM DOPRAVNÍK P8 O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01.2</text:p>
          </table:table-cell>
          <table:table-cell office:value-type="string">
            <text:p>DOPRAVNÍK P10 O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01.3</text:p>
          </table:table-cell>
          <table:table-cell office:value-type="string">
            <text:p>TLAK VZDUCHU O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01.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01.5</text:p>
          </table:table-cell>
          <table:table-cell office:value-type="string">
            <text:p>RESET</text:p>
          </table:table-cell>
          <table:table-cell office:value-type="string">
            <text:p>PUL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01.6</text:p>
          </table:table-cell>
          <table:table-cell office:value-type="string">
            <text:p>OVERRIDE</text:p>
          </table:table-cell>
          <table:table-cell office:value-type="string">
            <text:p>PUL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01.7</text:p>
          </table:table-cell>
          <table:table-cell table:style-name="ce11" office:value-type="string">
            <text:p>ZAPNOUT PALETIZACI</text:p>
          </table:table-cell>
          <table:table-cell office:value-type="string">
            <text:p>TLAČÍTKO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SLOT 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02.0</text:p>
          </table:table-cell>
          <table:table-cell office:value-type="string">
            <text:p>DVEŘE 1 POTVRZENO ZAVŘENÍ</text:p>
          </table:table-cell>
          <table:table-cell office:value-type="string">
            <text:p>TLAČÍTK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02.1</text:p>
          </table:table-cell>
          <table:table-cell office:value-type="string">
            <text:p>DVEŘE 1 OTEVŘÍT</text:p>
          </table:table-cell>
          <table:table-cell office:value-type="string">
            <text:p>TLAČÍTK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02.2</text:p>
          </table:table-cell>
          <table:table-cell office:value-type="string">
            <text:p>DVEŘE 2 POTVRZENO ZAVŘENÍ</text:p>
          </table:table-cell>
          <table:table-cell office:value-type="string">
            <text:p>TLAČÍTK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02.3</text:p>
          </table:table-cell>
          <table:table-cell office:value-type="string">
            <text:p>DVEŘE 2 OTEVŘÍT</text:p>
          </table:table-cell>
          <table:table-cell office:value-type="string">
            <text:p>TLAČÍTK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02.4</text:p>
          </table:table-cell>
          <table:table-cell office:value-type="string">
            <text:p>DVEŘE 3 POTVRZENO ZAVŘENÍ</text:p>
          </table:table-cell>
          <table:table-cell office:value-type="string">
            <text:p>TLAČÍTK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02.5</text:p>
          </table:table-cell>
          <table:table-cell office:value-type="string">
            <text:p>DVEŘE 3 OTEVŘÍT</text:p>
          </table:table-cell>
          <table:table-cell office:value-type="string">
            <text:p>TLAČÍTK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02.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02.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I03.0</text:p>
          </table:table-cell>
          <table:table-cell table:style-name="ce11" office:value-type="string">
            <text:p>ZAPNUT OKRUH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03.1</text:p>
          </table:table-cell>
          <table:table-cell table:style-name="ce11" office:value-type="string">
            <text:p>ZAPNUT OKRUH 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03.2</text:p>
          </table:table-cell>
          <table:table-cell office:value-type="string">
            <text:p>MUTING OPT. ZÁVORA VSTUP PALE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03.3</text:p>
          </table:table-cell>
          <table:table-cell office:value-type="string">
            <text:p>MUTING OPT. ZÁVORA VSTUP PALE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03.4</text:p>
          </table:table-cell>
          <table:table-cell office:value-type="string">
            <text:p>MUTING OPT. ZÁVORA VÝSTUP PALE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03.5</text:p>
          </table:table-cell>
          <table:table-cell office:value-type="string">
            <text:p>MUTING OPT. ZÁVORA VÝSTUP PALE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03.6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I03.7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>
            <text:p>SLOT 3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I04.0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I04.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I04.2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I04.3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I04.4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I04.5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I04.6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I04.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9" office:value-type="string">
            <text:p>I05.0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I05.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I05.2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I05.3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I05.4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I05.5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I05.6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I05.7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8" office:value-type="string">
            <text:p>SLOT 4</text:p>
          </table:table-cell>
          <table:table-cell table:style-name="ce12" office:value-type="string">
            <text:p>Výstupy</text:p>
          </table:table-cell>
          <table:table-cell table:style-name="ce1" table:number-columns-repeated="4"/>
        </table:table-row>
        <table:table-row table:style-name="ro1">
          <table:table-cell table:style-name="ce2" office:value-type="string">
            <text:p>OKRUH 1</text:p>
          </table:table-cell>
          <table:table-cell office:value-type="string">
            <text:p>Q6.0</text:p>
          </table:table-cell>
          <table:table-cell table:style-name="ce5" office:value-type="string">
            <text:p>FM DORP. 11 STAR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Q6.1</text:p>
          </table:table-cell>
          <table:table-cell table:style-name="ce5" office:value-type="string">
            <text:p>FM DORP. 11 RYCHL. 1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Q6.2</text:p>
          </table:table-cell>
          <table:table-cell table:style-name="ce5" office:value-type="string">
            <text:p>FM DORP. 11 RYCHL. 2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Q6.3</text:p>
          </table:table-cell>
          <table:table-cell table:style-name="ce5" office:value-type="string">
            <text:p>FM DORP. 11 RESE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Q6.4</text:p>
          </table:table-cell>
          <table:table-cell table:style-name="ce5" office:value-type="string">
            <text:p>FM DORP. 1 STAR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Q6.5</text:p>
          </table:table-cell>
          <table:table-cell table:style-name="ce5" office:value-type="string">
            <text:p>FM DORP. 1 RYCHL. 1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Q6.6</text:p>
          </table:table-cell>
          <table:table-cell table:style-name="ce5" office:value-type="string">
            <text:p>FM DORP. 1 RYCHL. 2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Q6.7</text:p>
          </table:table-cell>
          <table:table-cell table:style-name="ce5" office:value-type="string">
            <text:p>FM DORP. 2 START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>
            <text:p>Q7.0</text:p>
          </table:table-cell>
          <table:table-cell table:style-name="ce5" office:value-type="string">
            <text:p>FM DORP. 2 RYCHL. 1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Q7.1</text:p>
          </table:table-cell>
          <table:table-cell table:style-name="ce5" office:value-type="string">
            <text:p>FM DORP. 2 RYCHL. 2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Q7.2</text:p>
          </table:table-cell>
          <table:table-cell table:style-name="ce5" office:value-type="string">
            <text:p>FM DORP. 1,2 RESE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Q7.3</text:p>
          </table:table-cell>
          <table:table-cell office:value-type="string">
            <text:p>OTÁČENÍ P9 VPŘED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Q7.4</text:p>
          </table:table-cell>
          <table:table-cell office:value-type="string">
            <text:p>OTÁČENÍ P9 VZAD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Q7.5</text:p>
          </table:table-cell>
          <table:table-cell office:value-type="string">
            <text:p>OTÁČENÍ P9 BRZDA</text:p>
          </table:table-cell>
          <table:table-cell table:number-columns-repeated="4"/>
        </table:table-row>
        <table:table-row table:style-name="ro1">
          <table:table-cell table:style-name="ce4" office:value-type="string">
            <text:p>OKRUH 2</text:p>
          </table:table-cell>
          <table:table-cell office:value-type="string">
            <text:p>Q7.6</text:p>
          </table:table-cell>
          <table:table-cell table:style-name="ce5" office:value-type="string">
            <text:p>FM DORP. 3 START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>
            <text:p>Q7.7</text:p>
          </table:table-cell>
          <table:table-cell table:style-name="ce5" office:value-type="string">
            <text:p>FM DORP. 3 RYCHL. 1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8" office:value-type="string">
            <text:p>SLOT 5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>
            <text:p>Q8.0</text:p>
          </table:table-cell>
          <table:table-cell table:style-name="ce5" office:value-type="string">
            <text:p>FM DORP. 3 RYCHL. 2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>
            <text:p>Q8.1</text:p>
          </table:table-cell>
          <table:table-cell office:value-type="string">
            <text:p>DOPR. P4 START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>
            <text:p>Q8.2</text:p>
          </table:table-cell>
          <table:table-cell office:value-type="string">
            <text:p>DOPR. P5 START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>
            <text:p>Q8.3</text:p>
          </table:table-cell>
          <table:table-cell table:style-name="ce5" office:value-type="string">
            <text:p>FM DORP. 6 START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>
            <text:p>Q8.4</text:p>
          </table:table-cell>
          <table:table-cell table:style-name="ce5" office:value-type="string">
            <text:p>FM DORP. 6 RYCHL. 1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>
            <text:p>Q8.5</text:p>
          </table:table-cell>
          <table:table-cell table:style-name="ce5" office:value-type="string">
            <text:p>FM DORP. 6 RYCHL. 2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>
            <text:p>Q8.6</text:p>
          </table:table-cell>
          <table:table-cell table:style-name="ce5" office:value-type="string">
            <text:p>FM DORP. 3,6 RESET</text:p>
          </table:table-cell>
          <table:table-cell table:number-columns-repeated="4"/>
        </table:table-row>
        <table:table-row table:style-name="ro1">
          <table:table-cell table:style-name="ce2" office:value-type="string">
            <text:p>OKRUH 1</text:p>
          </table:table-cell>
          <table:table-cell office:value-type="string">
            <text:p>Q8.7</text:p>
          </table:table-cell>
          <table:table-cell table:style-name="ce5" office:value-type="string">
            <text:p>FM DORP. 7 START</text:p>
          </table:table-cell>
          <table:table-cell table:number-columns-repeated="4"/>
        </table:table-row>
        <table:table-row table:style-name="ro1">
          <table:table-cell table:style-name="ce5"/>
          <table:table-cell table:number-columns-repeated="6"/>
        </table:table-row>
        <table:table-row table:style-name="ro1">
          <table:table-cell table:style-name="ce2"/>
          <table:table-cell office:value-type="string">
            <text:p>Q9.0</text:p>
          </table:table-cell>
          <table:table-cell table:style-name="ce5" office:value-type="string">
            <text:p>FM DORP. 7 RYCHL. 1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Q9.1</text:p>
          </table:table-cell>
          <table:table-cell table:style-name="ce5" office:value-type="string">
            <text:p>FM DORP. 7 RYCHL. 2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Q9.2</text:p>
          </table:table-cell>
          <table:table-cell table:style-name="ce5" office:value-type="string">
            <text:p>FM DORP. 8 STAR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Q9.3</text:p>
          </table:table-cell>
          <table:table-cell table:style-name="ce5" office:value-type="string">
            <text:p>FM DORP. 8 RYCHL. 1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Q9.4</text:p>
          </table:table-cell>
          <table:table-cell table:style-name="ce5" office:value-type="string">
            <text:p>FM DORP. 8 RYCHL. 2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Q9.5</text:p>
          </table:table-cell>
          <table:table-cell table:style-name="ce5" office:value-type="string">
            <text:p>FM DORP. 7,8 RESE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Q9.6</text:p>
          </table:table-cell>
          <table:table-cell office:value-type="string">
            <text:p>DOPRAVNÍK P10 STAR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Q9.7</text:p>
          </table:table-cell>
          <table:table-cell office:value-type="string">
            <text:p>RESET DVEŘE D1,D3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8" office:value-type="string">
            <text:p>SLOT 6</text:p>
          </table:table-cell>
          <table:table-cell table:number-columns-repeated="5"/>
        </table:table-row>
        <table:table-row table:style-name="ro1">
          <table:table-cell table:style-name="ce5"/>
          <table:table-cell office:value-type="string">
            <text:p>Q10.0</text:p>
          </table:table-cell>
          <table:table-cell table:style-name="ce5" office:value-type="string">
            <text:p>START OPT. ZÁVORA NA P11</text:p>
          </table:table-cell>
          <table:table-cell office:value-type="string">
            <text:p>RELÉ</text:p>
          </table:table-cell>
          <table:table-cell table:number-columns-repeated="3"/>
        </table:table-row>
        <table:table-row table:style-name="ro1">
          <table:table-cell table:style-name="ce5"/>
          <table:table-cell office:value-type="string">
            <text:p>Q10.1</text:p>
          </table:table-cell>
          <table:table-cell table:style-name="ce5" office:value-type="string">
            <text:p>START OPT. ZÁVORA NA P10</text:p>
          </table:table-cell>
          <table:table-cell office:value-type="string">
            <text:p>RELÉ</text:p>
          </table:table-cell>
          <table:table-cell table:number-columns-repeated="3"/>
        </table:table-row>
        <table:table-row table:style-name="ro1">
          <table:table-cell table:style-name="ce5"/>
          <table:table-cell office:value-type="string">
            <text:p>Q10.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Q10.3</text:p>
          </table:table-cell>
          <table:table-cell table:number-columns-repeated="5"/>
        </table:table-row>
        <table:table-row table:style-name="ro1">
          <table:table-cell table:style-name="ce5"/>
          <table:table-cell office:value-type="string">
            <text:p>Q10.4</text:p>
          </table:table-cell>
          <table:table-cell table:number-columns-repeated="5"/>
        </table:table-row>
        <table:table-row table:style-name="ro1">
          <table:table-cell table:style-name="ce5"/>
          <table:table-cell office:value-type="string">
            <text:p>Q10.5</text:p>
          </table:table-cell>
          <table:table-cell table:number-columns-repeated="5"/>
        </table:table-row>
        <table:table-row table:style-name="ro1">
          <table:table-cell table:style-name="ce5"/>
          <table:table-cell office:value-type="string">
            <text:p>Q10.6</text:p>
          </table:table-cell>
          <table:table-cell office:value-type="string">
            <text:p>SIGNÁLKA RUDÁ PULT</text:p>
          </table:table-cell>
          <table:table-cell table:number-columns-repeated="4"/>
        </table:table-row>
        <table:table-row table:style-name="ro1">
          <table:table-cell table:style-name="ce5"/>
          <table:table-cell office:value-type="string">
            <text:p>Q10.7</text:p>
          </table:table-cell>
          <table:table-cell office:value-type="string">
            <text:p>SIGNÁLKA BÍLÁ PULT</text:p>
          </table:table-cell>
          <table:table-cell table:number-columns-repeated="4"/>
        </table:table-row>
        <table:table-row table:style-name="ro1">
          <table:table-cell table:style-name="ce5"/>
          <table:table-cell table:number-columns-repeated="6"/>
        </table:table-row>
        <table:table-row table:style-name="ro1">
          <table:table-cell table:style-name="ce5"/>
          <table:table-cell office:value-type="string">
            <text:p>Q11.0</text:p>
          </table:table-cell>
          <table:table-cell office:value-type="string">
            <text:p>SIG. SLOUPEK ZELENÁ</text:p>
          </table:table-cell>
          <table:table-cell office:value-type="string">
            <text:p>ROBOT</text:p>
          </table:table-cell>
          <table:table-cell table:number-columns-repeated="3"/>
        </table:table-row>
        <table:table-row table:style-name="ro1">
          <table:table-cell table:style-name="ce5"/>
          <table:table-cell office:value-type="string">
            <text:p>Q11.1</text:p>
          </table:table-cell>
          <table:table-cell office:value-type="string">
            <text:p>SIG. SLOUPEK ORANŽOVÁ</text:p>
          </table:table-cell>
          <table:table-cell table:number-columns-repeated="4"/>
        </table:table-row>
        <table:table-row table:style-name="ro1">
          <table:table-cell table:style-name="ce5"/>
          <table:table-cell office:value-type="string">
            <text:p>Q11.2</text:p>
          </table:table-cell>
          <table:table-cell office:value-type="string">
            <text:p>SIG. SLOUPEK ČERVENÁ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Q11.3</text:p>
          </table:table-cell>
          <table:table-cell office:value-type="string">
            <text:p>SIG. SLOUPEK HOUKAČK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Q11.4</text:p>
          </table:table-cell>
          <table:table-cell office:value-type="string">
            <text:p>SIG. SLOUPEK ORANŽOVÁ</text:p>
          </table:table-cell>
          <table:table-cell office:value-type="string">
            <text:p>VÝSTUP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Q11.5</text:p>
          </table:table-cell>
          <table:table-cell office:value-type="string">
            <text:p>SIG. SLOUPEK HOUKAČK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Q11.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Q11.7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>
            <text:p>SLOT 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Q12.0</text:p>
          </table:table-cell>
          <table:table-cell office:value-type="string">
            <text:p>RESET DVEŘE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Q12.1</text:p>
          </table:table-cell>
          <table:table-cell office:value-type="string">
            <text:p>EL.MAGNET DVEŘE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Q12.2</text:p>
          </table:table-cell>
          <table:table-cell office:value-type="string">
            <text:p>SIGNÁLKA DVEŘE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Q12.3</text:p>
          </table:table-cell>
          <table:table-cell office:value-type="string">
            <text:p>SIGNÁLKA DVEŘE 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Q12.4</text:p>
          </table:table-cell>
          <table:table-cell office:value-type="string">
            <text:p>RESET DVEŘE 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Q12.5</text:p>
          </table:table-cell>
          <table:table-cell office:value-type="string">
            <text:p>EL.MAGNET DVEŘE 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Q12.6</text:p>
          </table:table-cell>
          <table:table-cell office:value-type="string">
            <text:p>SIGNÁLKA DVEŘE 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Q12.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office:value-type="string">
            <text:p>Q13.0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>
            <text:p>Q13.1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>
            <text:p>Q13.2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>
            <text:p>Q13.3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>
            <text:p>Q13.4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>
            <text:p>Q13.5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>
            <text:p>Q13.6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>
            <text:p>Q13.7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>
            <text:p>Q15.7</text:p>
          </table:table-cell>
          <table:table-cell table:number-columns-repeated="5"/>
        </table:table-row>
      </table:table>
      <table:table table:name="IOlink" table:style-name="ta2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3" office:value-type="string">
            <text:p>HUB1.1</text:p>
          </table:table-cell>
          <table:table-cell table:number-columns-repeated="3"/>
        </table:table-row>
        <table:table-row table:style-name="ro1">
          <table:table-cell office:value-type="string">
            <text:p>I40.0</text:p>
          </table:table-cell>
          <table:table-cell office:value-type="string">
            <text:p>PALETA NA DOPR. P11</text:p>
          </table:table-cell>
          <table:table-cell table:style-name="ce14" office:value-type="string">
            <text:p>GL6-P3212</text:p>
          </table:table-cell>
          <table:table-cell office:value-type="string">
            <text:p>64ks</text:p>
          </table:table-cell>
          <table:table-cell table:style-name="ce14" office:value-type="string">
            <text:p>GL6-P3212</text:p>
          </table:table-cell>
        </table:table-row>
        <table:table-row table:style-name="ro1">
          <table:table-cell office:value-type="string">
            <text:p>I40.1</text:p>
          </table:table-cell>
          <table:table-cell office:value-type="string">
            <text:p>ZPOMALENÍ PALETY NA KONCI DOPR. P11</text:p>
          </table:table-cell>
          <table:table-cell table:style-name="ce14" office:value-type="string">
            <text:p>GL6-P3212</text:p>
          </table:table-cell>
          <table:table-cell office:value-type="string">
            <text:p>46ks</text:p>
          </table:table-cell>
          <table:table-cell table:style-name="ce4" office:value-type="string">
            <text:p>MZT8-03VPS-KQ0</text:p>
          </table:table-cell>
        </table:table-row>
        <table:table-row table:style-name="ro1">
          <table:table-cell office:value-type="string">
            <text:p>I40.2</text:p>
          </table:table-cell>
          <table:table-cell office:value-type="string">
            <text:p>STOP PALETY NA KONCI DOPR. P11</text:p>
          </table:table-cell>
          <table:table-cell table:style-name="ce14" office:value-type="string">
            <text:p>GL6-P3212</text:p>
          </table:table-cell>
          <table:table-cell office:value-type="string">
            <text:p>11ks</text:p>
          </table:table-cell>
          <table:table-cell table:style-name="ce15" office:value-type="string">
            <text:p>IME18-08BPSZC0S</text:p>
          </table:table-cell>
        </table:table-row>
        <table:table-row table:style-name="ro1">
          <table:table-cell office:value-type="string">
            <text:p>I40.3</text:p>
          </table:table-cell>
          <table:table-cell office:value-type="string">
            <text:p>PALETA NA ODKLÁDACÍM MÍSTĚ</text:p>
          </table:table-cell>
          <table:table-cell table:style-name="ce14" office:value-type="string">
            <text:p>GL6-P3212</text:p>
          </table:table-cell>
          <table:table-cell table:number-columns-repeated="2"/>
        </table:table-row>
        <table:table-row table:style-name="ro1">
          <table:table-cell office:value-type="string">
            <text:p>I40.4</text:p>
          </table:table-cell>
          <table:table-cell office:value-type="string">
            <text:p>PRODUKTY NA POLOŽENY NA P1</text:p>
          </table:table-cell>
          <table:table-cell table:style-name="ce14" office:value-type="string">
            <text:p>GL6-P3212</text:p>
          </table:table-cell>
          <table:table-cell table:number-columns-repeated="2"/>
        </table:table-row>
        <table:table-row table:style-name="ro1">
          <table:table-cell office:value-type="string">
            <text:p>I40.5</text:p>
          </table:table-cell>
          <table:table-cell office:value-type="string">
            <text:p>STOP PRODUKTŮ NA KONCI P1</text:p>
          </table:table-cell>
          <table:table-cell table:style-name="ce14" office:value-type="string">
            <text:p>GL6-P3212</text:p>
          </table:table-cell>
          <table:table-cell table:number-columns-repeated="2"/>
        </table:table-row>
        <table:table-row table:style-name="ro1">
          <table:table-cell office:value-type="string">
            <text:p>I40.6</text:p>
          </table:table-cell>
          <table:table-cell office:value-type="string">
            <text:p>ROZŘAZENÍ PRODUKTŮ – ZASTAVUJE P1</text:p>
          </table:table-cell>
          <table:table-cell table:style-name="ce14" office:value-type="string">
            <text:p>GL6-P3212</text:p>
          </table:table-cell>
          <table:table-cell table:number-columns-repeated="2"/>
        </table:table-row>
        <table:table-row table:style-name="ro1">
          <table:table-cell office:value-type="string">
            <text:p>I40.7</text:p>
          </table:table-cell>
          <table:table-cell office:value-type="string">
            <text:p>STOP PRODUKTU V OTÁČENÍ <text:s/>P9</text:p>
          </table:table-cell>
          <table:table-cell table:style-name="ce14" office:value-type="string">
            <text:p>GL6-P321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41.0</text:p>
          </table:table-cell>
          <table:table-cell office:value-type="string">
            <text:p>OTÁČENÍ P9 STOP NÁJEZD</text:p>
          </table:table-cell>
          <table:table-cell table:style-name="ce15" office:value-type="string">
            <text:p>IME18-08BPSZC0S</text:p>
          </table:table-cell>
          <table:table-cell table:number-columns-repeated="2"/>
        </table:table-row>
        <table:table-row table:style-name="ro1">
          <table:table-cell office:value-type="string">
            <text:p>I41.1</text:p>
          </table:table-cell>
          <table:table-cell office:value-type="string">
            <text:p>OTÁČENÍ P9 STOP VÝJEZD</text:p>
          </table:table-cell>
          <table:table-cell table:style-name="ce15" office:value-type="string">
            <text:p>IME18-08BPSZC0S</text:p>
          </table:table-cell>
          <table:table-cell table:number-columns-repeated="2"/>
        </table:table-row>
        <table:table-row table:style-name="ro1">
          <table:table-cell office:value-type="string">
            <text:p>I41.2</text:p>
          </table:table-cell>
          <table:table-cell office:value-type="string">
            <text:p>OTÁČENÍ P9 OTEVŘENO</text:p>
          </table:table-cell>
          <table:table-cell table:style-name="ce4" office:value-type="string">
            <text:p>MZT8-03VPS-KQ0</text:p>
          </table:table-cell>
          <table:table-cell table:number-columns-repeated="2"/>
        </table:table-row>
        <table:table-row table:style-name="ro1">
          <table:table-cell office:value-type="string">
            <text:p>I41.3</text:p>
          </table:table-cell>
          <table:table-cell office:value-type="string">
            <text:p>OTÁČENÍ P9 SEVŘENO</text:p>
          </table:table-cell>
          <table:table-cell table:style-name="ce4" office:value-type="string">
            <text:p>MZT8-03VPS-KQ0</text:p>
          </table:table-cell>
          <table:table-cell table:number-columns-repeated="2"/>
        </table:table-row>
        <table:table-row table:style-name="ro1">
          <table:table-cell office:value-type="string">
            <text:p>I41.4</text:p>
          </table:table-cell>
          <table:table-cell table:number-columns-repeated="4"/>
        </table:table-row>
        <table:table-row table:style-name="ro1">
          <table:table-cell office:value-type="string">
            <text:p>I41.5</text:p>
          </table:table-cell>
          <table:table-cell table:number-columns-repeated="4"/>
        </table:table-row>
        <table:table-row table:style-name="ro1">
          <table:table-cell office:value-type="string">
            <text:p>Q41.6</text:p>
          </table:table-cell>
          <table:table-cell office:value-type="string">
            <text:p>OTÁČENÍ P9 OTEVŘÍT</text:p>
          </table:table-cell>
          <table:table-cell table:style-name="ce5" office:value-type="string">
            <text:p>VENTIL</text:p>
          </table:table-cell>
          <table:table-cell table:number-columns-repeated="2"/>
        </table:table-row>
        <table:table-row table:style-name="ro1">
          <table:table-cell office:value-type="string">
            <text:p>Q41.7</text:p>
          </table:table-cell>
          <table:table-cell office:value-type="string">
            <text:p>OTÁČENÍ P9 SEVŘÍT</text:p>
          </table:table-cell>
          <table:table-cell table:style-name="ce5" office:value-type="string">
            <text:p>VENTIL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>
            <text:p>HUB1.2</text:p>
          </table:table-cell>
          <table:table-cell table:number-columns-repeated="3"/>
        </table:table-row>
        <table:table-row table:style-name="ro1">
          <table:table-cell office:value-type="string">
            <text:p>I42.0</text:p>
          </table:table-cell>
          <table:table-cell office:value-type="string">
            <text:p>PRODUKT NA P3 PŘED P4</text:p>
          </table:table-cell>
          <table:table-cell table:style-name="ce14" office:value-type="string">
            <text:p>GL6-P3212</text:p>
          </table:table-cell>
          <table:table-cell table:number-columns-repeated="2"/>
        </table:table-row>
        <table:table-row table:style-name="ro1">
          <table:table-cell office:value-type="string">
            <text:p>I42.1</text:p>
          </table:table-cell>
          <table:table-cell office:value-type="string">
            <text:p>PRODUKT NA P3 NA KONCI</text:p>
          </table:table-cell>
          <table:table-cell table:style-name="ce14" office:value-type="string">
            <text:p>GL6-P3212</text:p>
          </table:table-cell>
          <table:table-cell table:number-columns-repeated="2"/>
        </table:table-row>
        <table:table-row table:style-name="ro1">
          <table:table-cell office:value-type="string">
            <text:p>I42.2</text:p>
          </table:table-cell>
          <table:table-cell office:value-type="string">
            <text:p>PRODUKT NA P4 ZA P3</text:p>
          </table:table-cell>
          <table:table-cell table:style-name="ce14" office:value-type="string">
            <text:p>GL6-P3212</text:p>
          </table:table-cell>
          <table:table-cell table:number-columns-repeated="2"/>
        </table:table-row>
        <table:table-row table:style-name="ro1">
          <table:table-cell office:value-type="string">
            <text:p>I42.3</text:p>
          </table:table-cell>
          <table:table-cell office:value-type="string">
            <text:p>PRODUKT NA P4 NA KONCI</text:p>
          </table:table-cell>
          <table:table-cell table:style-name="ce14" office:value-type="string">
            <text:p>GL6-P3212</text:p>
          </table:table-cell>
          <table:table-cell/>
          <table:table-cell table:style-name="ce1" office:value-type="string">
            <text:p>NAJÍŽDĚNÍ NA PALETU NA HLAVĚ ROBOTA</text:p>
          </table:table-cell>
        </table:table-row>
        <table:table-row table:style-name="ro1">
          <table:table-cell office:value-type="string">
            <text:p>I42.4</text:p>
          </table:table-cell>
          <table:table-cell office:value-type="string">
            <text:p>DOPRAVNÍK P4 NAHOŘE</text:p>
          </table:table-cell>
          <table:table-cell table:style-name="ce4" office:value-type="string">
            <text:p>MZT8-03VPS-KQ0</text:p>
          </table:table-cell>
          <table:table-cell table:number-columns-repeated="2"/>
        </table:table-row>
        <table:table-row table:style-name="ro1">
          <table:table-cell office:value-type="string">
            <text:p>I42.5</text:p>
          </table:table-cell>
          <table:table-cell office:value-type="string">
            <text:p>DOPRAVNÍK P4 DOLE</text:p>
          </table:table-cell>
          <table:table-cell table:style-name="ce4" office:value-type="string">
            <text:p>MZT8-03VPS-KQ0</text:p>
          </table:table-cell>
          <table:table-cell table:number-columns-repeated="2"/>
        </table:table-row>
        <table:table-row table:style-name="ro1">
          <table:table-cell office:value-type="string">
            <text:p>Q42.6</text:p>
          </table:table-cell>
          <table:table-cell office:value-type="string">
            <text:p>DOPR. P 4 NAHORU</text:p>
          </table:table-cell>
          <table:table-cell table:style-name="ce5" office:value-type="string">
            <text:p>VENTIL</text:p>
          </table:table-cell>
          <table:table-cell table:number-columns-repeated="2"/>
        </table:table-row>
        <table:table-row table:style-name="ro1">
          <table:table-cell office:value-type="string">
            <text:p>Q42.7</text:p>
          </table:table-cell>
          <table:table-cell office:value-type="string">
            <text:p>DOPR. P 4 DOLU</text:p>
          </table:table-cell>
          <table:table-cell table:style-name="ce5" office:value-type="string">
            <text:p>VENTI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43.0</text:p>
          </table:table-cell>
          <table:table-cell table:style-name="ce6"/>
          <table:table-cell table:style-name="ce5"/>
          <table:table-cell table:number-columns-repeated="2"/>
        </table:table-row>
        <table:table-row table:style-name="ro1">
          <table:table-cell office:value-type="string">
            <text:p>I43.1</text:p>
          </table:table-cell>
          <table:table-cell table:style-name="ce6"/>
          <table:table-cell table:style-name="ce5"/>
          <table:table-cell table:number-columns-repeated="2"/>
        </table:table-row>
        <table:table-row table:style-name="ro1">
          <table:table-cell office:value-type="string">
            <text:p>I43.2</text:p>
          </table:table-cell>
          <table:table-cell table:style-name="ce6"/>
          <table:table-cell table:style-name="ce5"/>
          <table:table-cell table:number-columns-repeated="2"/>
        </table:table-row>
        <table:table-row table:style-name="ro1">
          <table:table-cell office:value-type="string">
            <text:p>I43.3</text:p>
          </table:table-cell>
          <table:table-cell table:style-name="ce6"/>
          <table:table-cell table:style-name="ce5"/>
          <table:table-cell table:number-columns-repeated="2"/>
        </table:table-row>
        <table:table-row table:style-name="ro1">
          <table:table-cell office:value-type="string">
            <text:p>I43.4</text:p>
          </table:table-cell>
          <table:table-cell table:style-name="ce6"/>
          <table:table-cell table:style-name="ce5"/>
          <table:table-cell table:number-columns-repeated="2"/>
        </table:table-row>
        <table:table-row table:style-name="ro1">
          <table:table-cell office:value-type="string">
            <text:p>I43.5</text:p>
          </table:table-cell>
          <table:table-cell table:number-columns-repeated="4"/>
        </table:table-row>
        <table:table-row table:style-name="ro1">
          <table:table-cell office:value-type="string">
            <text:p>I43.6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>
            <text:p>I43.7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table:style-name="ce13" office:value-type="string">
            <text:p>HUB1.3</text:p>
          </table:table-cell>
          <table:table-cell table:number-columns-repeated="3"/>
        </table:table-row>
        <table:table-row table:style-name="ro1">
          <table:table-cell office:value-type="string">
            <text:p>I44.0</text:p>
          </table:table-cell>
          <table:table-cell office:value-type="string">
            <text:p>PRODUKT NA P5 V OTÁČENÍ STOP</text:p>
          </table:table-cell>
          <table:table-cell table:style-name="ce14" office:value-type="string">
            <text:p>GL6-P3212</text:p>
          </table:table-cell>
          <table:table-cell table:style-name="ce6"/>
          <table:table-cell/>
        </table:table-row>
        <table:table-row table:style-name="ro1">
          <table:table-cell office:value-type="string">
            <text:p>I44.1</text:p>
          </table:table-cell>
          <table:table-cell table:style-name="ce6" office:value-type="string">
            <text:p>OTÁČENÍ NA P5 POLOHA NÁJEZD</text:p>
          </table:table-cell>
          <table:table-cell table:style-name="ce4" office:value-type="string">
            <text:p>MZT8-03VPS-KQ0</text:p>
          </table:table-cell>
          <table:table-cell table:style-name="ce6"/>
          <table:table-cell/>
        </table:table-row>
        <table:table-row table:style-name="ro1">
          <table:table-cell office:value-type="string">
            <text:p>I44.2</text:p>
          </table:table-cell>
          <table:table-cell table:style-name="ce6" office:value-type="string">
            <text:p>OTÁČENÍ NA P5 POLOHA VÝJEZD</text:p>
          </table:table-cell>
          <table:table-cell table:style-name="ce4" office:value-type="string">
            <text:p>MZT8-03VPS-KQ0</text:p>
          </table:table-cell>
          <table:table-cell table:style-name="ce6"/>
          <table:table-cell/>
        </table:table-row>
        <table:table-row table:style-name="ro1">
          <table:table-cell office:value-type="string">
            <text:p>I44.3</text:p>
          </table:table-cell>
          <table:table-cell table:style-name="ce6" office:value-type="string">
            <text:p>OTÁČENÍ NA P5 OTEVŘENO</text:p>
          </table:table-cell>
          <table:table-cell table:style-name="ce4" office:value-type="string">
            <text:p>MZT8-03VPS-KQ0</text:p>
          </table:table-cell>
          <table:table-cell table:style-name="ce6"/>
          <table:table-cell/>
        </table:table-row>
        <table:table-row table:style-name="ro1">
          <table:table-cell office:value-type="string">
            <text:p>I44.4</text:p>
          </table:table-cell>
          <table:table-cell table:style-name="ce6" office:value-type="string">
            <text:p>OTÁČENÍ NA P5 SEVŘENO</text:p>
          </table:table-cell>
          <table:table-cell table:style-name="ce4" office:value-type="string">
            <text:p>MZT8-03VPS-KQ0</text:p>
          </table:table-cell>
          <table:table-cell table:style-name="ce6"/>
          <table:table-cell/>
        </table:table-row>
        <table:table-row table:style-name="ro1">
          <table:table-cell office:value-type="string">
            <text:p>Q44.5</text:p>
          </table:table-cell>
          <table:table-cell table:style-name="ce6" office:value-type="string">
            <text:p>OTÁČENÍ NA P5 DO POLOHY NÁJEZD</text:p>
          </table:table-cell>
          <table:table-cell table:style-name="ce5" office:value-type="string">
            <text:p>VENTIL</text:p>
          </table:table-cell>
          <table:table-cell table:style-name="ce6"/>
          <table:table-cell/>
        </table:table-row>
        <table:table-row table:style-name="ro1">
          <table:table-cell office:value-type="string">
            <text:p>Q44.6</text:p>
          </table:table-cell>
          <table:table-cell table:style-name="ce6" office:value-type="string">
            <text:p>OTÁČENÍ NA P5 DO POLOHY VÝJEZD</text:p>
          </table:table-cell>
          <table:table-cell table:style-name="ce5" office:value-type="string">
            <text:p>VENTIL</text:p>
          </table:table-cell>
          <table:table-cell table:style-name="ce5"/>
          <table:table-cell/>
        </table:table-row>
        <table:table-row table:style-name="ro1">
          <table:table-cell office:value-type="string">
            <text:p>Q44.7</text:p>
          </table:table-cell>
          <table:table-cell table:style-name="ce6" office:value-type="string">
            <text:p>OTÁČENÍ NA P5 OTEVŘÍT</text:p>
          </table:table-cell>
          <table:table-cell table:style-name="ce5" office:value-type="string">
            <text:p>VENTIL</text:p>
          </table:table-cell>
          <table:table-cell table:style-name="ce5"/>
          <table:table-cell/>
        </table:table-row>
        <table:table-row table:style-name="ro1">
          <table:table-cell table:number-columns-repeated="3"/>
          <table:table-cell table:style-name="ce5"/>
          <table:table-cell/>
        </table:table-row>
        <table:table-row table:style-name="ro1">
          <table:table-cell office:value-type="string">
            <text:p>Q45.0</text:p>
          </table:table-cell>
          <table:table-cell table:style-name="ce6" office:value-type="string">
            <text:p>OTÁČENÍ NA P5 SEVŘÍT</text:p>
          </table:table-cell>
          <table:table-cell table:style-name="ce5" office:value-type="string">
            <text:p>VENTIL</text:p>
          </table:table-cell>
          <table:table-cell table:style-name="ce5"/>
          <table:table-cell/>
        </table:table-row>
        <table:table-row table:style-name="ro1">
          <table:table-cell office:value-type="string">
            <text:p>I45.1</text:p>
          </table:table-cell>
          <table:table-cell office:value-type="string">
            <text:p>PRODUKT NA KONCI P5 PRO ODJEZD NA P6</text:p>
          </table:table-cell>
          <table:table-cell table:style-name="ce14" office:value-type="string">
            <text:p>GL6-P3212</text:p>
          </table:table-cell>
          <table:table-cell table:number-columns-repeated="2"/>
        </table:table-row>
        <table:table-row table:style-name="ro1">
          <table:table-cell office:value-type="string">
            <text:p>I45.2</text:p>
          </table:table-cell>
          <table:table-cell office:value-type="string">
            <text:p>PRODUKT ODJET Z P6 PRO NÁJEZD Z P5</text:p>
          </table:table-cell>
          <table:table-cell table:style-name="ce14" office:value-type="string">
            <text:p>GL6-P3212</text:p>
          </table:table-cell>
          <table:table-cell table:style-name="ce5"/>
          <table:table-cell/>
        </table:table-row>
        <table:table-row table:style-name="ro1">
          <table:table-cell office:value-type="string">
            <text:p>I45.3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I45.4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I45.5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I45.6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I45.7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/>
          <table:table-cell table:style-name="ce13" office:value-type="string">
            <text:p>HUB1.4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>
            <text:p>I46.0</text:p>
          </table:table-cell>
          <table:table-cell office:value-type="string">
            <text:p>STOP NA KONTROLE</text:p>
          </table:table-cell>
          <table:table-cell table:style-name="ce5" office:value-type="string">
            <text:p>TLAČÍTKO</text:p>
          </table:table-cell>
          <table:table-cell office:value-type="string">
            <text:p>MODRÉ</text:p>
          </table:table-cell>
          <table:table-cell/>
        </table:table-row>
        <table:table-row table:style-name="ro1">
          <table:table-cell office:value-type="string">
            <text:p>Q46.1</text:p>
          </table:table-cell>
          <table:table-cell office:value-type="string">
            <text:p>STOP NA KONTROLE</text:p>
          </table:table-cell>
          <table:table-cell table:style-name="ce5" office:value-type="string">
            <text:p>SIGNÁLKA</text:p>
          </table:table-cell>
          <table:table-cell table:number-columns-repeated="2"/>
        </table:table-row>
        <table:table-row table:style-name="ro1">
          <table:table-cell office:value-type="string">
            <text:p>I46.2</text:p>
          </table:table-cell>
          <table:table-cell office:value-type="string">
            <text:p>PRODUKT NA P7</text:p>
          </table:table-cell>
          <table:table-cell table:style-name="ce14" office:value-type="string">
            <text:p>GL6-P3212</text:p>
          </table:table-cell>
          <table:table-cell table:number-columns-repeated="2"/>
        </table:table-row>
        <table:table-row table:style-name="ro1">
          <table:table-cell office:value-type="string">
            <text:p>I46.3</text:p>
          </table:table-cell>
          <table:table-cell office:value-type="string">
            <text:p>PRODUKT NA KONCI P7</text:p>
          </table:table-cell>
          <table:table-cell table:style-name="ce14" office:value-type="string">
            <text:p>GL6-P3212</text:p>
          </table:table-cell>
          <table:table-cell table:number-columns-repeated="2"/>
        </table:table-row>
        <table:table-row table:style-name="ro1">
          <table:table-cell office:value-type="string">
            <text:p>I46.4</text:p>
          </table:table-cell>
          <table:table-cell office:value-type="string">
            <text:p>KOMPLETNÍ ŘADA PRO ODBĚR PRODUKTU NA P8</text:p>
          </table:table-cell>
          <table:table-cell table:style-name="ce14" office:value-type="string">
            <text:p>GL6-P3212</text:p>
          </table:table-cell>
          <table:table-cell table:number-columns-repeated="2"/>
        </table:table-row>
        <table:table-row table:style-name="ro1">
          <table:table-cell office:value-type="string">
            <text:p>I46.5</text:p>
          </table:table-cell>
          <table:table-cell office:value-type="string">
            <text:p>PRODUKT NA POZICI SEŘAZENÍ NA P8</text:p>
          </table:table-cell>
          <table:table-cell table:style-name="ce14" office:value-type="string">
            <text:p>GL6-P3212</text:p>
          </table:table-cell>
          <table:table-cell table:number-columns-repeated="2"/>
        </table:table-row>
        <table:table-row table:style-name="ro1">
          <table:table-cell office:value-type="string">
            <text:p>I46.6</text:p>
          </table:table-cell>
          <table:table-cell office:value-type="string">
            <text:p>PRODUKT NA KONCI P8</text:p>
          </table:table-cell>
          <table:table-cell table:style-name="ce14" office:value-type="string">
            <text:p>GL6-P3212</text:p>
          </table:table-cell>
          <table:table-cell table:number-columns-repeated="2"/>
        </table:table-row>
        <table:table-row table:style-name="ro1">
          <table:table-cell office:value-type="string">
            <text:p>I46.7</text:p>
          </table:table-cell>
          <table:table-cell office:value-type="string">
            <text:p>PALETA NA P10 PŘÍTOMNA</text:p>
          </table:table-cell>
          <table:table-cell table:style-name="ce14" office:value-type="string">
            <text:p>GL6-P321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47.0</text:p>
          </table:table-cell>
          <table:table-cell office:value-type="string">
            <text:p>ROVNÁNÍ PALETY NA P10 SEVŘENO</text:p>
          </table:table-cell>
          <table:table-cell table:style-name="ce4" office:value-type="string">
            <text:p>MZT8-03VPS-KQ0</text:p>
          </table:table-cell>
          <table:table-cell table:number-columns-repeated="2"/>
        </table:table-row>
        <table:table-row table:style-name="ro1">
          <table:table-cell office:value-type="string">
            <text:p>I47.1</text:p>
          </table:table-cell>
          <table:table-cell office:value-type="string">
            <text:p>ROVNÁNÍ PALETY NA P10 ROZEVŘENO</text:p>
          </table:table-cell>
          <table:table-cell table:style-name="ce4" office:value-type="string">
            <text:p>MZT8-03VPS-KQ0</text:p>
          </table:table-cell>
          <table:table-cell table:number-columns-repeated="2"/>
        </table:table-row>
        <table:table-row table:style-name="ro1">
          <table:table-cell office:value-type="string">
            <text:p>I47.2</text:p>
          </table:table-cell>
          <table:table-cell office:value-type="string">
            <text:p>PALETA NA P10 NA KONCI PRO ODBĚR</text:p>
          </table:table-cell>
          <table:table-cell table:style-name="ce14" office:value-type="string">
            <text:p>GL6-P3212</text:p>
          </table:table-cell>
          <table:table-cell table:number-columns-repeated="2"/>
        </table:table-row>
        <table:table-row table:style-name="ro1">
          <table:table-cell office:value-type="string">
            <text:p>I47.3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>
            <text:p>I47.4</text:p>
          </table:table-cell>
          <table:table-cell table:number-columns-repeated="4"/>
        </table:table-row>
        <table:table-row table:style-name="ro1">
          <table:table-cell office:value-type="string">
            <text:p>I47.5</text:p>
          </table:table-cell>
          <table:table-cell table:number-columns-repeated="4"/>
        </table:table-row>
        <table:table-row table:style-name="ro1">
          <table:table-cell office:value-type="string">
            <text:p>Q47.6</text:p>
          </table:table-cell>
          <table:table-cell office:value-type="string">
            <text:p>ROVNÁNÍ PALETY NA P10 SEVŘÍT</text:p>
          </table:table-cell>
          <table:table-cell table:style-name="ce5" office:value-type="string">
            <text:p>VENTIL</text:p>
          </table:table-cell>
          <table:table-cell table:number-columns-repeated="2"/>
        </table:table-row>
        <table:table-row table:style-name="ro1">
          <table:table-cell office:value-type="string">
            <text:p>Q47.7</text:p>
          </table:table-cell>
          <table:table-cell office:value-type="string">
            <text:p>ROVNÁNÍ PALETY NA P10 ROZEVŘÍT</text:p>
          </table:table-cell>
          <table:table-cell table:style-name="ce5" office:value-type="string">
            <text:p>VENTIL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>
            <text:p>HUB2.1</text:p>
          </table:table-cell>
          <table:table-cell/>
          <table:table-cell office:value-type="string">
            <text:p>FLEX</text:p>
          </table:table-cell>
          <table:table-cell office:value-type="string">
            <text:p>NA HLAVĚ ROBOTA</text:p>
          </table:table-cell>
        </table:table-row>
        <table:table-row table:style-name="ro1">
          <table:table-cell office:value-type="string">
            <text:p>I48.0</text:p>
          </table:table-cell>
          <table:table-cell office:value-type="string">
            <text:p>HLAVA ROBOTA ZAJIŠTĚNÍ SLOŽE OTEVŘENO VLEVO</text:p>
          </table:table-cell>
          <table:table-cell table:style-name="ce4" office:value-type="string">
            <text:p>MZT8-03VPS-KQ0</text:p>
          </table:table-cell>
          <table:table-cell/>
          <table:table-cell office:value-type="string">
            <text:p>NA HLAVĚ ROBOTA</text:p>
          </table:table-cell>
        </table:table-row>
        <table:table-row table:style-name="ro1">
          <table:table-cell office:value-type="string">
            <text:p>I48.1</text:p>
          </table:table-cell>
          <table:table-cell office:value-type="string">
            <text:p>HLAVA ROBOTA ZAJIŠTĚNÍ SLOŽE SEVŘENO VLEVO</text:p>
          </table:table-cell>
          <table:table-cell table:style-name="ce4" office:value-type="string">
            <text:p>MZT8-03VPS-KQ0</text:p>
          </table:table-cell>
          <table:table-cell/>
          <table:table-cell office:value-type="string">
            <text:p>NA HLAVĚ ROBOTA</text:p>
          </table:table-cell>
        </table:table-row>
        <table:table-row table:style-name="ro1">
          <table:table-cell office:value-type="string">
            <text:p>I48.2</text:p>
          </table:table-cell>
          <table:table-cell office:value-type="string">
            <text:p>HLAVA ROBOTA ZAJIŠTĚNÍ SLOŽE OTEVŘENO VPRAVO</text:p>
          </table:table-cell>
          <table:table-cell table:style-name="ce4" office:value-type="string">
            <text:p>MZT8-03VPS-KQ0</text:p>
          </table:table-cell>
          <table:table-cell/>
          <table:table-cell office:value-type="string">
            <text:p>NA HLAVĚ ROBOTA</text:p>
          </table:table-cell>
        </table:table-row>
        <table:table-row table:style-name="ro1">
          <table:table-cell office:value-type="string">
            <text:p>I48.3</text:p>
          </table:table-cell>
          <table:table-cell office:value-type="string">
            <text:p>HLAVA ROBOTA ZAJIŠTĚNÍ SLOŽE SEVŘENO VPRAVO</text:p>
          </table:table-cell>
          <table:table-cell table:style-name="ce4" office:value-type="string">
            <text:p>MZT8-03VPS-KQ0</text:p>
          </table:table-cell>
          <table:table-cell/>
          <table:table-cell office:value-type="string">
            <text:p>NA HLAVĚ ROBOTA</text:p>
          </table:table-cell>
        </table:table-row>
        <table:table-row table:style-name="ro1">
          <table:table-cell office:value-type="string">
            <text:p>Q48.4</text:p>
          </table:table-cell>
          <table:table-cell office:value-type="string">
            <text:p>HLAVA ROBOTA ZAJIŠTĚNÍ SLOŽE OTEVŘÍT</text:p>
          </table:table-cell>
          <table:table-cell table:style-name="ce5" office:value-type="string">
            <text:p>VENTIL</text:p>
          </table:table-cell>
          <table:table-cell/>
          <table:table-cell office:value-type="string">
            <text:p>NA HLAVĚ ROBOTA</text:p>
          </table:table-cell>
        </table:table-row>
        <table:table-row table:style-name="ro1">
          <table:table-cell office:value-type="string">
            <text:p>Q48.5</text:p>
          </table:table-cell>
          <table:table-cell office:value-type="string">
            <text:p>HLAVA ROBOTA ZAJIŠTĚNÍ SLOŽE SEVŘÍT</text:p>
          </table:table-cell>
          <table:table-cell table:style-name="ce5" office:value-type="string">
            <text:p>VENTIL</text:p>
          </table:table-cell>
          <table:table-cell/>
          <table:table-cell office:value-type="string">
            <text:p>NA HLAVĚ ROBOTA</text:p>
          </table:table-cell>
        </table:table-row>
        <table:table-row table:style-name="ro1">
          <table:table-cell office:value-type="string">
            <text:p>I48.6</text:p>
          </table:table-cell>
          <table:table-cell office:value-type="string">
            <text:p>PŘÍTOMNOST SLOŽE V HLAVĚ</text:p>
          </table:table-cell>
          <table:table-cell table:style-name="ce14" office:value-type="string">
            <text:p>GL6-P3212</text:p>
          </table:table-cell>
          <table:table-cell/>
          <table:table-cell office:value-type="string">
            <text:p>NA HLAVĚ ROBOTA</text:p>
          </table:table-cell>
        </table:table-row>
        <table:table-row table:style-name="ro1">
          <table:table-cell office:value-type="string">
            <text:p>I48.7</text:p>
          </table:table-cell>
          <table:table-cell office:value-type="string">
            <text:p>PŘÍTOMNOST PALETY V HLAVĚ</text:p>
          </table:table-cell>
          <table:table-cell table:style-name="ce14" office:value-type="string">
            <text:p>GL6-P3212</text:p>
          </table:table-cell>
          <table:table-cell/>
          <table:table-cell office:value-type="string">
            <text:p>NA HLAVĚ ROBOT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49.0</text:p>
          </table:table-cell>
          <table:table-cell office:value-type="string">
            <text:p>NÁJEZD NA PRODUKT/PALETU ( PODVĚŠENO V HLAVĚ)</text:p>
          </table:table-cell>
          <table:table-cell table:style-name="ce14" office:value-type="string">
            <text:p>GL6-P3212</text:p>
          </table:table-cell>
          <table:table-cell/>
          <table:table-cell office:value-type="string">
            <text:p>NA HLAVĚ ROBOTA</text:p>
          </table:table-cell>
        </table:table-row>
        <table:table-row table:style-name="ro1">
          <table:table-cell office:value-type="string">
            <text:p>I49.1</text:p>
          </table:table-cell>
          <table:table-cell table:number-columns-repeated="3"/>
          <table:table-cell office:value-type="string">
            <text:p>NA HLAVĚ ROBOTA</text:p>
          </table:table-cell>
        </table:table-row>
        <table:table-row table:style-name="ro1">
          <table:table-cell office:value-type="string">
            <text:p>I49.2</text:p>
          </table:table-cell>
          <table:table-cell table:number-columns-repeated="3"/>
          <table:table-cell office:value-type="string">
            <text:p>NA HLAVĚ ROBOTA</text:p>
          </table:table-cell>
        </table:table-row>
        <table:table-row table:style-name="ro1">
          <table:table-cell office:value-type="string">
            <text:p>I49.3</text:p>
          </table:table-cell>
          <table:table-cell table:number-columns-repeated="3"/>
          <table:table-cell office:value-type="string">
            <text:p>NA HLAVĚ ROBOTA</text:p>
          </table:table-cell>
        </table:table-row>
        <table:table-row table:style-name="ro1">
          <table:table-cell office:value-type="string">
            <text:p>I49.4</text:p>
          </table:table-cell>
          <table:table-cell table:number-columns-repeated="3"/>
          <table:table-cell office:value-type="string">
            <text:p>NA HLAVĚ ROBOTA</text:p>
          </table:table-cell>
        </table:table-row>
        <table:table-row table:style-name="ro1">
          <table:table-cell office:value-type="string">
            <text:p>I49.5</text:p>
          </table:table-cell>
          <table:table-cell table:number-columns-repeated="3"/>
          <table:table-cell office:value-type="string">
            <text:p>NA HLAVĚ ROBOTA</text:p>
          </table:table-cell>
        </table:table-row>
        <table:table-row table:style-name="ro1">
          <table:table-cell office:value-type="string">
            <text:p>I49.6</text:p>
          </table:table-cell>
          <table:table-cell table:number-columns-repeated="3"/>
          <table:table-cell office:value-type="string">
            <text:p>NA HLAVĚ ROBOTA</text:p>
          </table:table-cell>
        </table:table-row>
        <table:table-row table:style-name="ro1">
          <table:table-cell office:value-type="string">
            <text:p>I49.7</text:p>
          </table:table-cell>
          <table:table-cell table:number-columns-repeated="3"/>
          <table:table-cell office:value-type="string">
            <text:p>NA HLAVĚ ROBOTA</text:p>
          </table:table-cell>
        </table:table-row>
        <table:table-row table:style-name="ro1">
          <table:table-cell/>
          <table:table-cell table:style-name="ce13" office:value-type="string">
            <text:p>HUB2.2</text:p>
          </table:table-cell>
          <table:table-cell table:number-columns-repeated="3"/>
        </table:table-row>
        <table:table-row table:style-name="ro1">
          <table:table-cell office:value-type="string">
            <text:p>I50.0</text:p>
          </table:table-cell>
          <table:table-cell office:value-type="string">
            <text:p>KOMUNIKACE ÚPRAVA PRODUKTU VSTUP</text:p>
          </table:table-cell>
          <table:table-cell office:value-type="string">
            <text:p>RYCHLOST 1</text:p>
          </table:table-cell>
          <table:table-cell/>
          <table:table-cell office:value-type="string">
            <text:p>VROZVADĚČI ÚPRAVY PRODUKTU</text:p>
          </table:table-cell>
        </table:table-row>
        <table:table-row table:style-name="ro1">
          <table:table-cell office:value-type="string">
            <text:p>I50.1</text:p>
          </table:table-cell>
          <table:table-cell office:value-type="string">
            <text:p>KOMUNIKACE ÚPRAVA PRODUKTU VSTUP</text:p>
          </table:table-cell>
          <table:table-cell office:value-type="string">
            <text:p>RYCHLOST 2</text:p>
          </table:table-cell>
          <table:table-cell/>
          <table:table-cell office:value-type="string">
            <text:p>VROZVADĚČI ÚPRAVY PRODUKTU</text:p>
          </table:table-cell>
        </table:table-row>
        <table:table-row table:style-name="ro1">
          <table:table-cell office:value-type="string">
            <text:p>I50.2</text:p>
          </table:table-cell>
          <table:table-cell office:value-type="string">
            <text:p>KOMUNIKACE ÚPRAVA PRODUKTU VSTUP</text:p>
          </table:table-cell>
          <table:table-cell office:value-type="string">
            <text:p>RYCHLOST 3</text:p>
          </table:table-cell>
          <table:table-cell/>
          <table:table-cell office:value-type="string">
            <text:p>VROZVADĚČI ÚPRAVY PRODUKTU</text:p>
          </table:table-cell>
        </table:table-row>
        <table:table-row table:style-name="ro1">
          <table:table-cell office:value-type="string">
            <text:p>I50.3</text:p>
          </table:table-cell>
          <table:table-cell office:value-type="string">
            <text:p>KOMUNIKACE ÚPRAVA PRODUKTU VSTUP</text:p>
          </table:table-cell>
          <table:table-cell office:value-type="string">
            <text:p>VSTUP VOLNÝ</text:p>
          </table:table-cell>
          <table:table-cell/>
          <table:table-cell office:value-type="string">
            <text:p>VROZVADĚČI ÚPRAVY PRODUKTU</text:p>
          </table:table-cell>
        </table:table-row>
        <table:table-row table:style-name="ro1">
          <table:table-cell office:value-type="string">
            <text:p>I50.4</text:p>
          </table:table-cell>
          <table:table-cell office:value-type="string">
            <text:p>KOMUNIKACE ÚPRAVA PRODUKTU VSTUP</text:p>
          </table:table-cell>
          <table:table-cell office:value-type="string">
            <text:p>PORUCHA</text:p>
          </table:table-cell>
          <table:table-cell/>
          <table:table-cell office:value-type="string">
            <text:p>VROZVADĚČI ÚPRAVY PRODUKTU</text:p>
          </table:table-cell>
        </table:table-row>
        <table:table-row table:style-name="ro1">
          <table:table-cell office:value-type="string">
            <text:p>I50.5</text:p>
          </table:table-cell>
          <table:table-cell office:value-type="string">
            <text:p>KOMUNIKACE ÚPRAVA PRODUKTU VSTUP</text:p>
          </table:table-cell>
          <table:table-cell office:value-type="string">
            <text:p>REZERVA</text:p>
          </table:table-cell>
          <table:table-cell/>
          <table:table-cell office:value-type="string">
            <text:p>VROZVADĚČI ÚPRAVY PRODUKTU</text:p>
          </table:table-cell>
        </table:table-row>
        <table:table-row table:style-name="ro1">
          <table:table-cell office:value-type="string">
            <text:p>I50.6</text:p>
          </table:table-cell>
          <table:table-cell office:value-type="string">
            <text:p>KOMUNIKACE ÚPRAVA PRODUKTU VSTUP</text:p>
          </table:table-cell>
          <table:table-cell office:value-type="string">
            <text:p>REZERVA</text:p>
          </table:table-cell>
          <table:table-cell/>
          <table:table-cell office:value-type="string">
            <text:p>VROZVADĚČI ÚPRAVY PRODUKTU</text:p>
          </table:table-cell>
        </table:table-row>
        <table:table-row table:style-name="ro1">
          <table:table-cell office:value-type="string">
            <text:p>Q50.7</text:p>
          </table:table-cell>
          <table:table-cell office:value-type="string">
            <text:p>KOMUNIKACE ÚPRAVA PRODUKTU VSTUP</text:p>
          </table:table-cell>
          <table:table-cell office:value-type="string">
            <text:p>VOLNO NA VÝSTUPU</text:p>
          </table:table-cell>
          <table:table-cell/>
          <table:table-cell office:value-type="string">
            <text:p>VROZVADĚČI ÚPRAVY PRODUKT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51.0</text:p>
          </table:table-cell>
          <table:table-cell office:value-type="string">
            <text:p>KOMUNIKACE ÚPRAVA PRODUKTU VÝSTUP</text:p>
          </table:table-cell>
          <table:table-cell office:value-type="string">
            <text:p>RYCHLOST 1</text:p>
          </table:table-cell>
          <table:table-cell/>
          <table:table-cell office:value-type="string">
            <text:p>VROZVADĚČI ÚPRAVY PRODUKTU</text:p>
          </table:table-cell>
        </table:table-row>
        <table:table-row table:style-name="ro1">
          <table:table-cell office:value-type="string">
            <text:p>I51.1</text:p>
          </table:table-cell>
          <table:table-cell office:value-type="string">
            <text:p>KOMUNIKACE ÚPRAVA PRODUKTU VÝSTUP</text:p>
          </table:table-cell>
          <table:table-cell office:value-type="string">
            <text:p>RYCHLOST 2</text:p>
          </table:table-cell>
          <table:table-cell/>
          <table:table-cell office:value-type="string">
            <text:p>VROZVADĚČI ÚPRAVY PRODUKTU</text:p>
          </table:table-cell>
        </table:table-row>
        <table:table-row table:style-name="ro1">
          <table:table-cell office:value-type="string">
            <text:p>I51.2</text:p>
          </table:table-cell>
          <table:table-cell office:value-type="string">
            <text:p>KOMUNIKACE ÚPRAVA PRODUKTU VÝSTUP</text:p>
          </table:table-cell>
          <table:table-cell office:value-type="string">
            <text:p>RYCHLOST 3</text:p>
          </table:table-cell>
          <table:table-cell/>
          <table:table-cell office:value-type="string">
            <text:p>VROZVADĚČI ÚPRAVY PRODUKTU</text:p>
          </table:table-cell>
        </table:table-row>
        <table:table-row table:style-name="ro1">
          <table:table-cell office:value-type="string">
            <text:p>I51.3</text:p>
          </table:table-cell>
          <table:table-cell office:value-type="string">
            <text:p>KOMUNIKACE ÚPRAVA PRODUKTU VÝSTUP</text:p>
          </table:table-cell>
          <table:table-cell office:value-type="string">
            <text:p>VSTUP VOLNÝ</text:p>
          </table:table-cell>
          <table:table-cell/>
          <table:table-cell office:value-type="string">
            <text:p>VROZVADĚČI ÚPRAVY PRODUKTU</text:p>
          </table:table-cell>
        </table:table-row>
        <table:table-row table:style-name="ro1">
          <table:table-cell office:value-type="string">
            <text:p>I51.4</text:p>
          </table:table-cell>
          <table:table-cell office:value-type="string">
            <text:p>KOMUNIKACE ÚPRAVA PRODUKTU VÝSTUP</text:p>
          </table:table-cell>
          <table:table-cell office:value-type="string">
            <text:p>PORUCHA</text:p>
          </table:table-cell>
          <table:table-cell/>
          <table:table-cell office:value-type="string">
            <text:p>VROZVADĚČI ÚPRAVY PRODUKTU</text:p>
          </table:table-cell>
        </table:table-row>
        <table:table-row table:style-name="ro1">
          <table:table-cell office:value-type="string">
            <text:p>I51.5</text:p>
          </table:table-cell>
          <table:table-cell office:value-type="string">
            <text:p>KOMUNIKACE ÚPRAVA PRODUKTU VÝSTUP</text:p>
          </table:table-cell>
          <table:table-cell office:value-type="string">
            <text:p>REZERVA</text:p>
          </table:table-cell>
          <table:table-cell/>
          <table:table-cell office:value-type="string">
            <text:p>VROZVADĚČI ÚPRAVY PRODUKTU</text:p>
          </table:table-cell>
        </table:table-row>
        <table:table-row table:style-name="ro1">
          <table:table-cell office:value-type="string">
            <text:p>I51.6</text:p>
          </table:table-cell>
          <table:table-cell office:value-type="string">
            <text:p>KOMUNIKACE ÚPRAVA PRODUKTU VÝSTUP</text:p>
          </table:table-cell>
          <table:table-cell office:value-type="string">
            <text:p>REZERVA</text:p>
          </table:table-cell>
          <table:table-cell/>
          <table:table-cell office:value-type="string">
            <text:p>VROZVADĚČI ÚPRAVY PRODUKTU</text:p>
          </table:table-cell>
        </table:table-row>
        <table:table-row table:style-name="ro1">
          <table:table-cell office:value-type="string">
            <text:p>Q51.7</text:p>
          </table:table-cell>
          <table:table-cell office:value-type="string">
            <text:p>KOMUNIKACE ÚPRAVA PRODUKTU VÝSTUP</text:p>
          </table:table-cell>
          <table:table-cell office:value-type="string">
            <text:p>VOLNO NA VÝSTUPU</text:p>
          </table:table-cell>
          <table:table-cell/>
          <table:table-cell office:value-type="string">
            <text:p>VROZVADĚČI ÚPRAVY PRODUKTU</text:p>
          </table:table-cell>
        </table:table-row>
        <table:table-row table:style-name="ro1">
          <table:table-cell/>
          <table:table-cell table:style-name="ce13" office:value-type="string">
            <text:p>HUB2.3</text:p>
          </table:table-cell>
          <table:table-cell table:number-columns-repeated="3"/>
        </table:table-row>
        <table:table-row table:style-name="ro1">
          <table:table-cell office:value-type="string">
            <text:p>I52.0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2.1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2.2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2.3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2.4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2.5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2.6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2.7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53.0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3.1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3.2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3.3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3.4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3.5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3.6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3.7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>
            <text:p>HUB2.4</text:p>
          </table:table-cell>
          <table:table-cell table:number-columns-repeated="3"/>
        </table:table-row>
        <table:table-row table:style-name="ro1">
          <table:table-cell office:value-type="string">
            <text:p>I54.0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4.1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4.2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4.3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4.4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4.5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4.6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4.7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55.0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5.1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5.2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5.3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5.4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5.5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5.6</text:p>
          </table:table-cell>
          <table:table-cell office:value-type="string">
            <text:p>REZERVA</text:p>
          </table:table-cell>
          <table:table-cell table:number-columns-repeated="3"/>
        </table:table-row>
        <table:table-row table:style-name="ro1">
          <table:table-cell office:value-type="string">
            <text:p>I55.7</text:p>
          </table:table-cell>
          <table:table-cell office:value-type="string">
            <text:p>REZERVA</text:p>
          </table:table-cell>
          <table:table-cell table:number-columns-repeated="3"/>
        </table:table-row>
      </table:table>
      <table:table table:name="Bezpecnostni obvody" table:style-name="ta3" table:print="false">
        <table:table-column table:style-name="co1" table:default-cell-style-name="ce7"/>
        <table:table-column table:style-name="co6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6" office:value-type="string">
            <text:p>DI</text:p>
          </table:table-cell>
          <table:table-cell/>
        </table:table-row>
        <table:table-row table:style-name="ro1">
          <table:table-cell office:value-type="string">
            <text:p>I0.0</text:p>
          </table:table-cell>
          <table:table-cell office:value-type="string">
            <text:p>NOT-AUS NAVÁŽENÍ PALET</text:p>
          </table:table-cell>
        </table:table-row>
        <table:table-row table:style-name="ro1">
          <table:table-cell office:value-type="string">
            <text:p>I0.1</text:p>
          </table:table-cell>
          <table:table-cell office:value-type="string">
            <text:p>NOT-AUS NAVÁŽENÍ PALET</text:p>
          </table:table-cell>
        </table:table-row>
        <table:table-row table:style-name="ro1">
          <table:table-cell office:value-type="string">
            <text:p>I0.2</text:p>
          </table:table-cell>
          <table:table-cell office:value-type="string">
            <text:p>NOT-AUS VYVÁŽENÍ PALET</text:p>
          </table:table-cell>
        </table:table-row>
        <table:table-row table:style-name="ro1">
          <table:table-cell office:value-type="string">
            <text:p>I0.3</text:p>
          </table:table-cell>
          <table:table-cell office:value-type="string">
            <text:p>NOT-AUS VYVÁŽENÍ PALET</text:p>
          </table:table-cell>
        </table:table-row>
        <table:table-row table:style-name="ro1">
          <table:table-cell office:value-type="string">
            <text:p>I0.4</text:p>
          </table:table-cell>
          <table:table-cell office:value-type="string">
            <text:p>NOT-AUS DVEŘE 2</text:p>
          </table:table-cell>
        </table:table-row>
        <table:table-row table:style-name="ro1">
          <table:table-cell office:value-type="string">
            <text:p>I0.5</text:p>
          </table:table-cell>
          <table:table-cell office:value-type="string">
            <text:p>NOT-AUS DVEŘE 2</text:p>
          </table:table-cell>
        </table:table-row>
        <table:table-row table:style-name="ro1">
          <table:table-cell office:value-type="string">
            <text:p>I0.6</text:p>
          </table:table-cell>
          <table:table-cell office:value-type="string">
            <text:p>NOT-AUS PULT</text:p>
          </table:table-cell>
        </table:table-row>
        <table:table-row table:style-name="ro1">
          <table:table-cell office:value-type="string">
            <text:p>I0.7</text:p>
          </table:table-cell>
          <table:table-cell office:value-type="string">
            <text:p>NOT-AUS PUL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6.0</text:p>
          </table:table-cell>
          <table:table-cell office:value-type="string">
            <text:p>NOT-AUS DVEŘE 1</text:p>
          </table:table-cell>
        </table:table-row>
        <table:table-row table:style-name="ro1">
          <table:table-cell office:value-type="string">
            <text:p>I6.1</text:p>
          </table:table-cell>
          <table:table-cell office:value-type="string">
            <text:p>NOT-AUS DVEŘE 1</text:p>
          </table:table-cell>
        </table:table-row>
        <table:table-row table:style-name="ro1">
          <table:table-cell office:value-type="string">
            <text:p>I6.2</text:p>
          </table:table-cell>
          <table:table-cell office:value-type="string">
            <text:p>NOT-AUS DVEŘE 3</text:p>
          </table:table-cell>
        </table:table-row>
        <table:table-row table:style-name="ro1">
          <table:table-cell office:value-type="string">
            <text:p>I6.3</text:p>
          </table:table-cell>
          <table:table-cell office:value-type="string">
            <text:p>NOT-AUS DVEŘE 3</text:p>
          </table:table-cell>
        </table:table-row>
        <table:table-row table:style-name="ro1">
          <table:table-cell office:value-type="string">
            <text:p>I6.4</text:p>
          </table:table-cell>
          <table:table-cell office:value-type="string">
            <text:p>BEZP. SPÍNAČ DVEŘE 1</text:p>
          </table:table-cell>
        </table:table-row>
        <table:table-row table:style-name="ro1">
          <table:table-cell office:value-type="string">
            <text:p>I6.5</text:p>
          </table:table-cell>
          <table:table-cell office:value-type="string">
            <text:p>BEZP. SPÍNAČ DVEŘE 1</text:p>
          </table:table-cell>
        </table:table-row>
        <table:table-row table:style-name="ro1">
          <table:table-cell office:value-type="string">
            <text:p>I6.6</text:p>
          </table:table-cell>
          <table:table-cell office:value-type="string">
            <text:p>BEZP. SPÍNAČ DVEŘE 2</text:p>
          </table:table-cell>
        </table:table-row>
        <table:table-row table:style-name="ro1">
          <table:table-cell office:value-type="string">
            <text:p>I6.7</text:p>
          </table:table-cell>
          <table:table-cell office:value-type="string">
            <text:p>BEZP. SPÍNAČ DVEŘE 2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I12.0</text:p>
          </table:table-cell>
          <table:table-cell office:value-type="string">
            <text:p>BEZP. SPÍNAČ DVEŘE 3</text:p>
          </table:table-cell>
        </table:table-row>
        <table:table-row table:style-name="ro1">
          <table:table-cell office:value-type="string">
            <text:p>I12.1</text:p>
          </table:table-cell>
          <table:table-cell office:value-type="string">
            <text:p>BEZP. SPÍNAČ DVEŘE 3</text:p>
          </table:table-cell>
        </table:table-row>
        <table:table-row table:style-name="ro1">
          <table:table-cell office:value-type="string">
            <text:p>I12.2</text:p>
          </table:table-cell>
          <table:table-cell office:value-type="string">
            <text:p>OPT. ZÁVORA VSTUP PALET</text:p>
          </table:table-cell>
        </table:table-row>
        <table:table-row table:style-name="ro1">
          <table:table-cell office:value-type="string">
            <text:p>I12.3</text:p>
          </table:table-cell>
          <table:table-cell office:value-type="string">
            <text:p>OPT. ZÁVORA VSTUP PALET</text:p>
          </table:table-cell>
        </table:table-row>
        <table:table-row table:style-name="ro1">
          <table:table-cell office:value-type="string">
            <text:p>I12.4</text:p>
          </table:table-cell>
          <table:table-cell office:value-type="string">
            <text:p>OPT. ZÁVORA VÝTUP PALET</text:p>
          </table:table-cell>
        </table:table-row>
        <table:table-row table:style-name="ro1">
          <table:table-cell office:value-type="string">
            <text:p>I12.5</text:p>
          </table:table-cell>
          <table:table-cell office:value-type="string">
            <text:p>OPT. ZÁVORA VÝTUP PALET</text:p>
          </table:table-cell>
        </table:table-row>
        <table:table-row table:style-name="ro1">
          <table:table-cell office:value-type="string">
            <text:p>I12.6</text:p>
          </table:table-cell>
          <table:table-cell office:value-type="string">
            <text:p>NOT-AUS ROBOT</text:p>
          </table:table-cell>
        </table:table-row>
        <table:table-row table:style-name="ro1">
          <table:table-cell office:value-type="string">
            <text:p>I12.7</text:p>
          </table:table-cell>
          <table:table-cell office:value-type="string">
            <text:p>NOT-AUS ROBOT</text:p>
          </table:table-cell>
        </table:table-row>
        <table:table-row table:style-name="ro1">
          <table:table-cell table:style-name="ce16" office:value-type="string">
            <text:p>DQ</text:p>
          </table:table-cell>
          <table:table-cell/>
        </table:table-row>
        <table:table-row table:style-name="ro1">
          <table:table-cell office:value-type="string">
            <text:p>I18.0</text:p>
          </table:table-cell>
          <table:table-cell office:value-type="string">
            <text:p>NOT-AUS ÚPRAVA PRODUKTU</text:p>
          </table:table-cell>
        </table:table-row>
        <table:table-row table:style-name="ro1">
          <table:table-cell office:value-type="string">
            <text:p>I18.1</text:p>
          </table:table-cell>
          <table:table-cell office:value-type="string">
            <text:p>NOT-AUS ÚPRAVA PRODUKTU</text:p>
          </table:table-cell>
        </table:table-row>
        <table:table-row table:style-name="ro1">
          <table:table-cell office:value-type="string">
            <text:p>I18.2</text:p>
          </table:table-cell>
          <table:table-cell/>
        </table:table-row>
        <table:table-row table:style-name="ro1">
          <table:table-cell office:value-type="string">
            <text:p>I18.3</text:p>
          </table:table-cell>
          <table:table-cell/>
        </table:table-row>
        <table:table-row table:style-name="ro1">
          <table:table-cell office:value-type="string">
            <text:p>I18.4</text:p>
          </table:table-cell>
          <table:table-cell/>
        </table:table-row>
        <table:table-row table:style-name="ro1">
          <table:table-cell office:value-type="string">
            <text:p>I18.5</text:p>
          </table:table-cell>
          <table:table-cell/>
        </table:table-row>
        <table:table-row table:style-name="ro1">
          <table:table-cell office:value-type="string">
            <text:p>I18.6</text:p>
          </table:table-cell>
          <table:table-cell/>
        </table:table-row>
        <table:table-row table:style-name="ro1">
          <table:table-cell office:value-type="string">
            <text:p>I18.7</text:p>
          </table:table-cell>
          <table:table-cell/>
        </table:table-row>
        <table:table-row table:style-name="ro1">
          <table:table-cell table:style-name="ce16" office:value-type="string">
            <text:p>DQ</text:p>
          </table:table-cell>
          <table:table-cell/>
        </table:table-row>
        <table:table-row table:style-name="ro1">
          <table:table-cell office:value-type="string">
            <text:p>Q24.0</text:p>
          </table:table-cell>
          <table:table-cell office:value-type="string">
            <text:p>STYKAČE P9, STO P1,P2,P11,P7,P8,P10</text:p>
          </table:table-cell>
        </table:table-row>
        <table:table-row table:style-name="ro1">
          <table:table-cell office:value-type="string">
            <text:p>Q24.1</text:p>
          </table:table-cell>
          <table:table-cell office:value-type="string">
            <text:p>STYKAČE P4,P5,STO P3,P6</text:p>
          </table:table-cell>
        </table:table-row>
        <table:table-row table:style-name="ro1">
          <table:table-cell office:value-type="string">
            <text:p>Q24.2</text:p>
          </table:table-cell>
          <table:table-cell office:value-type="string">
            <text:p>NOT-AUS ROBOT</text:p>
          </table:table-cell>
        </table:table-row>
        <table:table-row table:style-name="ro1">
          <table:table-cell office:value-type="string">
            <text:p>Q24.3</text:p>
          </table:table-cell>
          <table:table-cell office:value-type="string">
            <text:p>DVEŘE ROBOT</text:p>
          </table:table-cell>
        </table:table-row>
        <table:table-row table:style-name="ro1">
          <table:table-cell office:value-type="string">
            <text:p>Q24.4</text:p>
          </table:table-cell>
          <table:table-cell office:value-type="string">
            <text:p>NOT-AUS ÚPRAVA PRODUKTU</text:p>
          </table:table-cell>
        </table:table-row>
        <table:table-row table:style-name="ro1">
          <table:table-cell office:value-type="string">
            <text:p>Q24.5</text:p>
          </table:table-cell>
          <table:table-cell/>
        </table:table-row>
        <table:table-row table:style-name="ro1">
          <table:table-cell office:value-type="string">
            <text:p>Q24.6</text:p>
          </table:table-cell>
          <table:table-cell/>
        </table:table-row>
        <table:table-row table:style-name="ro1">
          <table:table-cell office:value-type="string">
            <text:p>Q24.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5.02.2019</text:date>, <text:time>19:05:1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H</meta:initial-creator>
    <meta:creation-date>2019-02-05T19:01:07.44</meta:creation-date>
    <dc:date>2019-02-05T19:05:13.29</dc:date>
    <dc:creator>J H</dc:creator>
    <meta:editing-duration>PT4M5S</meta:editing-duration>
    <meta:editing-cycles>1</meta:editing-cycles>
    <meta:document-statistic meta:table-count="3" meta:cell-count="640" meta:object-count="0"/>
    <meta:generator>OpenOffice/4.1.5$Win32 OpenOffice.org_project/415m1$Build-9789</meta:generator>
  </office:meta>
</office:document-meta>
</file>